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349cm"/>
    </style:style>
    <style:style style:name="Table1.B" style:family="table-column">
      <style:table-column-properties style:column-width="3.048cm"/>
    </style:style>
    <style:style style:name="Table1.C" style:family="table-column">
      <style:table-column-properties style:column-width="2.773cm"/>
    </style:style>
    <style:style style:name="Table1.D" style:family="table-column">
      <style:table-column-properties style:column-width="1.625cm"/>
    </style:style>
    <style:style style:name="Table1.E" style:family="table-column">
      <style:table-column-properties style:column-width="1.603cm"/>
    </style:style>
    <style:style style:name="Table1.F" style:family="table-column">
      <style:table-column-properties style:column-width="1.905cm"/>
    </style:style>
    <style:style style:name="Table1.G" style:family="table-column">
      <style:table-column-properties style:column-width="2.09cm"/>
    </style:style>
    <style:style style:name="Table1.H" style:family="table-column">
      <style:table-column-properties style:column-width="3.201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style:vertical-align="middle"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H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.635cm" fo:margin-right="0cm" fo:margin-top="0cm" fo:margin-bottom="0cm" fo:text-align="justify" style:justify-single-word="false" fo:text-indent="0cm" style:auto-text-indent="false">
        <style:tab-stops>
          <style:tab-stop style:position="2.064cm"/>
          <style:tab-stop style:position="4.286cm"/>
          <style:tab-stop style:position="9.525cm"/>
          <style:tab-stop style:position="12.383cm"/>
        </style:tab-stops>
      </style:paragraph-properties>
      <style:text-properties fo:font-size="12pt" style:font-size-asian="12pt" style:font-size-complex="12pt"/>
    </style:style>
    <style:style style:name="P3" style:family="paragraph" style:parent-style-name="Standard">
      <style:paragraph-properties fo:margin-left="0.635cm" fo:margin-right="0cm" fo:margin-top="0cm" fo:margin-bottom="0cm" fo:text-indent="0cm" style:auto-text-indent="false">
        <style:tab-stops>
          <style:tab-stop style:position="2.064cm"/>
          <style:tab-stop style:position="4.286cm"/>
          <style:tab-stop style:position="9.525cm"/>
          <style:tab-stop style:position="12.383cm"/>
        </style:tab-stops>
      </style:paragraph-properties>
      <style:text-properties fo:font-size="12pt" style:font-size-asian="12pt" style:font-size-complex="12pt"/>
    </style:style>
    <style:style style:name="P4" style:family="paragraph" style:parent-style-name="Standard">
      <style:paragraph-properties fo:margin-left="0.635cm" fo:margin-right="0cm" fo:margin-top="0cm" fo:margin-bottom="0cm" fo:text-indent="0cm" style:auto-text-indent="false">
        <style:tab-stops>
          <style:tab-stop style:position="2.064cm"/>
          <style:tab-stop style:position="4.286cm"/>
          <style:tab-stop style:position="10.001cm"/>
          <style:tab-stop style:position="12.383cm"/>
        </style:tab-stops>
      </style:paragraph-properties>
      <style:text-properties fo:font-size="12pt" style:font-size-asian="12pt" style:font-size-complex="12pt"/>
    </style:style>
    <style:style style:name="P5" style:family="paragraph" style:parent-style-name="Standard">
      <style:paragraph-properties fo:margin-left="0.635cm" fo:margin-right="0cm" fo:margin-top="0cm" fo:margin-bottom="0cm" fo:text-align="justify" style:justify-single-word="false" fo:text-indent="0cm" style:auto-text-indent="false">
        <style:tab-stops>
          <style:tab-stop style:position="4.286cm"/>
          <style:tab-stop style:position="9.525cm"/>
          <style:tab-stop style:position="12.383cm"/>
        </style:tab-stops>
      </style:paragraph-properties>
      <style:text-properties fo:font-size="12pt" fo:font-style="italic" style:font-size-asian="12pt" style:font-style-asian="italic" style:font-size-complex="12pt"/>
    </style:style>
    <style:style style:name="P6" style:family="paragraph" style:parent-style-name="Standard">
      <style:paragraph-properties fo:margin-left="0.635cm" fo:margin-right="0cm" fo:margin-top="0cm" fo:margin-bottom="0cm" fo:text-indent="0cm" style:auto-text-indent="false">
        <style:tab-stops>
          <style:tab-stop style:position="4.286cm"/>
          <style:tab-stop style:position="9.525cm"/>
          <style:tab-stop style:position="12.383cm"/>
        </style:tab-stops>
      </style:paragraph-properties>
      <style:text-properties fo:font-size="12pt" fo:font-style="italic" style:font-size-asian="12pt" style:font-style-asian="italic" style:font-size-complex="12pt"/>
    </style:style>
    <style:style style:name="P7" style:family="paragraph" style:parent-style-name="Standard">
      <style:paragraph-properties fo:margin-left="0.635cm" fo:margin-right="0cm" fo:margin-top="0cm" fo:margin-bottom="0cm" fo:text-indent="0cm" style:auto-text-indent="false">
        <style:tab-stops>
          <style:tab-stop style:position="4.286cm"/>
          <style:tab-stop style:position="9.525cm"/>
          <style:tab-stop style:position="12.383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List_20_Paragraph">
      <style:paragraph-properties fo:margin-left="0.635cm" fo:margin-right="0cm" fo:margin-top="0cm" fo:margin-bottom="0cm" fo:text-align="justify" style:justify-single-word="false" fo:text-indent="0cm" style:auto-text-indent="false">
        <style:tab-stops>
          <style:tab-stop style:position="4.286cm"/>
          <style:tab-stop style:position="9.525cm"/>
          <style:tab-stop style:position="12.383cm"/>
        </style:tab-stops>
      </style:paragraph-properties>
      <style:text-properties fo:font-size="12pt" fo:font-style="italic" style:font-size-asian="12pt" style:font-style-asian="italic" style:font-size-complex="12pt"/>
    </style:style>
    <style:style style:name="P9" style:family="paragraph" style:parent-style-name="Standard">
      <style:paragraph-properties fo:margin-left="0.635cm" fo:margin-right="0cm" fo:margin-top="0.212cm" fo:margin-bottom="0cm" fo:text-indent="0cm" style:auto-text-indent="false">
        <style:tab-stops>
          <style:tab-stop style:position="4.286cm"/>
          <style:tab-stop style:position="9.525cm"/>
          <style:tab-stop style:position="12.383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margin-left="0.635cm" fo:margin-right="0cm" fo:margin-top="0.212cm" fo:margin-bottom="0cm" fo:text-align="justify" style:justify-single-word="false" fo:text-indent="0cm" style:auto-text-indent="false">
        <style:tab-stops>
          <style:tab-stop style:position="2.064cm"/>
          <style:tab-stop style:position="4.286cm"/>
          <style:tab-stop style:position="9.525cm"/>
          <style:tab-stop style:position="12.383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top="0cm" fo:margin-bottom="0cm">
        <style:tab-stops>
          <style:tab-stop style:position="2.963cm" style:type="center"/>
          <style:tab-stop style:position="10.319cm"/>
          <style:tab-stop style:position="12.383cm"/>
        </style:tab-stops>
      </style:paragraph-properties>
      <style:text-properties fo:font-weight="bold" style:font-weight-asian="bold"/>
    </style:style>
    <style:style style:name="P12" style:family="paragraph" style:parent-style-name="Standard">
      <style:paragraph-properties fo:margin-top="0cm" fo:margin-bottom="0cm">
        <style:tab-stops>
          <style:tab-stop style:position="4.286cm"/>
          <style:tab-stop style:position="10.319cm"/>
          <style:tab-stop style:position="11.43cm"/>
        </style:tab-stops>
      </style:paragraph-properties>
    </style:style>
    <style:style style:name="P13" style:family="paragraph" style:parent-style-name="Standard">
      <style:paragraph-properties fo:margin-top="0cm" fo:margin-bottom="0cm" fo:text-align="center" style:justify-single-word="false">
        <style:tab-stops>
          <style:tab-stop style:position="4.286cm"/>
          <style:tab-stop style:position="9.525cm"/>
          <style:tab-stop style:position="12.383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margin-top="0cm" fo:margin-bottom="0cm" fo:line-height="100%" fo:text-align="center" style:justify-single-word="false" style:snap-to-layout-grid="false">
        <style:tab-stops>
          <style:tab-stop style:position="2.064cm"/>
          <style:tab-stop style:position="4.286cm"/>
          <style:tab-stop style:position="9.525cm"/>
          <style:tab-stop style:position="12.383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fo:margin-top="0cm" fo:margin-bottom="0cm" fo:line-height="100%" fo:text-align="start" style:justify-single-word="false">
        <style:tab-stops>
          <style:tab-stop style:position="2.064cm"/>
          <style:tab-stop style:position="4.286cm"/>
          <style:tab-stop style:position="9.525cm"/>
          <style:tab-stop style:position="12.383cm"/>
        </style:tab-stops>
      </style:paragraph-properties>
      <style:text-properties fo:font-size="12pt" style:font-size-asian="12pt" style:font-size-complex="12pt"/>
    </style:style>
    <style:style style:name="P16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2.064cm"/>
          <style:tab-stop style:position="4.286cm"/>
          <style:tab-stop style:position="9.525cm"/>
          <style:tab-stop style:position="12.383cm"/>
        </style:tab-stops>
      </style:paragraph-properties>
      <style:text-properties fo:font-size="12pt" style:font-size-asian="12pt" style:font-size-complex="12pt"/>
    </style:style>
    <style:style style:name="P17" style:family="paragraph" style:parent-style-name="Standard">
      <style:paragraph-properties fo:margin-top="0cm" fo:margin-bottom="0cm" fo:line-height="100%" fo:text-align="center" style:justify-single-word="false" style:snap-to-layout-grid="false">
        <style:tab-stops>
          <style:tab-stop style:position="2.064cm"/>
          <style:tab-stop style:position="4.286cm"/>
          <style:tab-stop style:position="9.525cm"/>
          <style:tab-stop style:position="12.383cm"/>
        </style:tab-stops>
      </style:paragraph-properties>
      <style:text-properties fo:font-size="12pt" style:font-size-asian="12pt" style:font-size-complex="12pt"/>
    </style:style>
    <style:style style:name="P18" style:family="paragraph" style:parent-style-name="Standard">
      <style:paragraph-properties fo:margin-top="0cm" fo:margin-bottom="0cm" fo:text-align="center" style:justify-single-word="false">
        <style:tab-stops>
          <style:tab-stop style:position="4.286cm"/>
          <style:tab-stop style:position="9.525cm"/>
          <style:tab-stop style:position="12.383cm"/>
        </style:tab-stops>
      </style:paragraph-properties>
      <style:text-properties fo:font-size="18pt" fo:font-weight="bold" style:font-size-asian="18pt" style:font-weight-asian="bold"/>
    </style:style>
    <style:style style:name="P19" style:family="paragraph" style:parent-style-name="Standard">
      <style:paragraph-properties fo:margin-left="0.728cm" fo:margin-right="0cm" fo:margin-top="0cm" fo:margin-bottom="0cm" fo:text-align="justify" style:justify-single-word="false" fo:text-indent="0cm" style:auto-text-indent="false">
        <style:tab-stops>
          <style:tab-stop style:position="4.286cm"/>
          <style:tab-stop style:position="9.525cm"/>
          <style:tab-stop style:position="12.383cm"/>
        </style:tab-stops>
      </style:paragraph-properties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left="1.402cm" fo:margin-right="0cm" fo:margin-top="0cm" fo:margin-bottom="0cm" fo:text-align="justify" style:justify-single-word="false" fo:text-indent="0cm" style:auto-text-indent="false">
        <style:tab-stops>
          <style:tab-stop style:position="4.286cm"/>
          <style:tab-stop style:position="9.525cm"/>
          <style:tab-stop style:position="12.383cm"/>
        </style:tab-stops>
      </style:paragraph-properties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3.757cm" style:type="center"/>
          <style:tab-stop style:position="13.335cm" style:type="center"/>
        </style:tab-stops>
      </style:paragraph-properties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3.757cm" style:type="center"/>
          <style:tab-stop style:position="13.335cm" style:type="center"/>
        </style:tab-stops>
      </style:paragraph-properties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 style:master-page-name="Standard">
      <style:paragraph-properties fo:margin-top="0cm" fo:margin-bottom="0cm" style:page-number="auto">
        <style:tab-stops>
          <style:tab-stop style:position="4.286cm"/>
          <style:tab-stop style:position="9.525cm"/>
          <style:tab-stop style:position="12.383cm"/>
        </style:tab-stops>
      </style:paragraph-properties>
      <style:text-properties fo:font-weight="bold" style:font-weight-asian="bold"/>
    </style:style>
    <style:style style:name="P24" style:family="paragraph" style:parent-style-name="Standard">
      <style:paragraph-properties fo:margin-left="0.635cm" fo:margin-right="0cm" fo:margin-top="0cm" fo:margin-bottom="0cm" fo:text-align="justify" style:justify-single-word="false" fo:text-indent="0cm" style:auto-text-indent="false">
        <style:tab-stops>
          <style:tab-stop style:position="2.064cm"/>
          <style:tab-stop style:position="4.286cm"/>
          <style:tab-stop style:position="9.525cm"/>
          <style:tab-stop style:position="12.383cm"/>
        </style:tab-stops>
      </style:paragraph-properties>
      <style:text-properties fo:font-size="12pt" fo:font-style="italic" fo:font-weight="bold" style:font-size-asian="12pt" style:font-style-asian="italic" style:font-weight-asian="bold" style:font-size-complex="12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tyle="normal" style:font-style-asian="normal" style:font-style-complex="normal" style:font-weight-complex="bold"/>
    </style:style>
    <style:style style:name="T3" style:family="text">
      <style:text-properties style:font-name="Times New Roman" fo:font-weight="normal" style:font-weight-asian="normal" style:font-style-complex="italic" style:font-weight-complex="normal"/>
    </style:style>
    <style:style style:name="T4" style:family="text">
      <style:text-properties style:font-name="Times New Roman" fo:font-weight="bold" style:font-weight-asian="bold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tyle="italic" fo:font-weight="bold" style:font-style-asian="italic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SỞ Y TẾ <text:s/>TP.HỒ CHÍ MINH <text:s text:c="26"/>CỘNG HÒA XÃ HỘI CHỦ NGHĨA VIỆT NAM </text:p>
      <text:p text:style-name="P11"><text:tab/>CÔNG TY CP DƯỢC PHẨM<text:tab/>Độc Lập – Tự Do – Hạnh Phúc</text:p>
      <text:p text:style-name="P12"><text:tab/> <text:s text:c="3"/><text:tab/> <text:s text:c="8"/><text:tab/> -----------//-----------</text:p>
      <text:p text:style-name="P13"/>
      <text:p text:style-name="P13"/>
      <text:p text:style-name="P18">HỢP ĐỒNG KINH TẾ</text:p>
      <text:p text:style-name="P13">Số : <text:span text:style-name="T2"><text:placeholder text:placeholder-type="text">&lt;o.name&gt;</text:placeholder></text:span></text:p>
      <text:p text:style-name="P13"/>
      <text:p text:style-name="P19"><text:placeholder text:placeholder-type="text">&lt;o.can_cu&gt;</text:placeholder></text:p>
      <text:p text:style-name="P8"/>
      <text:p text:style-name="P5">Hôm nay, ngày <text:s text:c="3"/><text:span text:style-name="T3"><text:placeholder text:placeholder-type="text">&lt;o.tu_ngay and o.tu_ngay[8:10] or false&gt;</text:placeholder></text:span> <text:s text:c="3"/>tháng <text:s text:c="2"/><text:span text:style-name="T1"><text:placeholder text:placeholder-type="text">&lt; o.tu_ngay and o.tu_ngay[5:7] or false&gt;</text:placeholder></text:span> <text:s text:c="4"/>năm <text:span text:style-name="T1"><text:placeholder text:placeholder-type="text">&lt;o.tu_ngay and o.tu_ngay[:4] or False&gt;</text:placeholder></text:span>, chúng tôi gồm có : </text:p>
      <text:p text:style-name="P6"/>
      <text:p text:style-name="P7">BÊN A (BÊN BÁN)<text:tab/>: <text:span text:style-name="T1"><text:placeholder text:placeholder-type="text">&lt;o.company_id.name or ''&gt;</text:placeholder></text:span></text:p>
      <text:p text:style-name="P3"><text:tab/>Địa chỉ<text:tab/>: <text:span text:style-name="T4"><text:placeholder text:placeholder-type="text">&lt;o.company_id.street or ''&gt;</text:placeholder></text:span><text:span text:style-name="T5"> </text:span>, <text:span text:style-name="T4"><text:placeholder text:placeholder-type="text">&lt;o.company_id.street2 or ''&gt;</text:placeholder></text:span><text:span text:style-name="T5">, </text:span><text:span text:style-name="T4"><text:placeholder text:placeholder-type="text">&lt;o.company_id.city or ''&gt;</text:placeholder></text:span></text:p>
      <text:p text:style-name="P3"><text:tab/>Điện thoại<text:tab/>: <text:span text:style-name="T4"><text:placeholder text:placeholder-type="text">&lt;o.company_id.phone or ''&gt;</text:placeholder></text:span></text:p>
      <text:p text:style-name="P3"><text:tab/>Fax<text:tab/>: <text:span text:style-name="T4"><text:placeholder text:placeholder-type="text">&lt;o.company_id.fax or ''&gt;</text:placeholder></text:span></text:p>
      <text:p text:style-name="P4"><text:tab/>Mã số thuế<text:tab/>: <text:span text:style-name="T4"><text:placeholder text:placeholder-type="text">&lt;o.company_id.vat or ''&gt;</text:placeholder></text:span><text:span text:style-name="T5"><text:tab/></text:span></text:p>
      <text:p text:style-name="P3"><text:tab/>Tài khoản<text:tab/>: <text:span text:style-name="T4"><text:placeholder text:placeholder-type="text">&lt;o.company_id.bank_ids and o.company_id.bank_ids.acc_number or ''&gt;</text:placeholder></text:span> Tại: <text:span text:style-name="T4"><text:placeholder text:placeholder-type="text">&lt;o.company_id.bank_ids and o.company_id.bank_ids.bank_name or ''&gt;</text:placeholder></text:span></text:p>
      <text:p text:style-name="P3"><text:tab/>Đại diện<text:tab/>: <text:span text:style-name="T5">DS. Nguyễn Minh Trường</text:span></text:p>
      <text:p text:style-name="P3"><text:tab/>Chức vụ<text:tab/>: Giám Đốc</text:p>
      <text:p text:style-name="P9">BÊN B (BÊN MUA)<text:tab/>: <text:span text:style-name="T1"><text:placeholder text:placeholder-type="text">&lt;o.partner_id.parent_id.name or ''&gt;</text:placeholder></text:span></text:p>
      <text:p text:style-name="P3"><text:tab/>Địa chỉ<text:tab/>: <text:span text:style-name="T4"><text:placeholder text:placeholder-type="text">&lt;o.partner_id.street or ''&gt;</text:placeholder></text:span><text:span text:style-name="T5"> </text:span>, <text:span text:style-name="T4"><text:placeholder text:placeholder-type="text">&lt;o.partner_id.street2 or ''&gt;</text:placeholder></text:span><text:span text:style-name="T5">, </text:span><text:span text:style-name="T4"><text:placeholder text:placeholder-type="text">&lt;o.partner_id.city or ''&gt;</text:placeholder></text:span></text:p>
      <text:p text:style-name="P3"><text:tab/>Điện thoại<text:tab/>: <text:span text:style-name="T4"><text:placeholder text:placeholder-type="text">&lt;o.partner_id.phone or ''&gt;</text:placeholder></text:span></text:p>
      <text:p text:style-name="P3"><text:tab/>Fax<text:tab/>: <text:span text:style-name="T4"><text:placeholder text:placeholder-type="text">&lt;o.partner_id.fax or ''&gt;</text:placeholder></text:span></text:p>
      <text:p text:style-name="P3"><text:tab/>Mã số thuế<text:tab/>: <text:span text:style-name="T4"><text:placeholder text:placeholder-type="text">&lt;o.partner_id.vat or ''&gt;</text:placeholder></text:span></text:p>
      <text:p text:style-name="P3"><text:tab/>Tài khoản<text:tab/>: <text:span text:style-name="T4"><text:placeholder text:placeholder-type="text">&lt;o.partner_id.bank_ids and o.partner_id.bank_ids.acc_number or ''&gt;</text:placeholder></text:span> Tại: <text:span text:style-name="T4"><text:placeholder text:placeholder-type="text">&lt;o.partner_id.bank_ids and o.partner_id.bank_ids.bank_name or ''&gt;</text:placeholder></text:span>.</text:p>
      <text:p text:style-name="P3"><text:tab/>Đại diện<text:tab/>: <text:span text:style-name="T4"><text:placeholder text:placeholder-type="text">&lt;o.partner_id.name or ''&gt;</text:placeholder></text:span><text:span text:style-name="T5"> </text:span></text:p>
      <text:p text:style-name="P3"><text:tab/>Chức vụ<text:tab/>: <text:span text:style-name="T4"><text:placeholder text:placeholder-type="text">&lt;o.partner_id.function or ''&gt;</text:placeholder></text:span></text:p>
      <text:p text:style-name="P3"/>
      <text:p text:style-name="P3">Đồng ý ký kết hợp đồng với các điều khoản sau:</text:p>
      <text:p text:style-name="P3"/>
      <text:p text:style-name="P10"><text:span text:style-name="T7">ĐIỀU 1:</text:span> MẶT HÀNG, GIÁ CẢ</text:p>
      <text:p text:style-name="P2">Bên A cung cấp cho bên B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1">STT </text:p>
          </table:table-cell>
          <table:table-cell table:style-name="Table1.A1" office:value-type="string">
            <text:p text:style-name="P1">Tên Vaccine </text:p>
          </table:table-cell>
          <table:table-cell table:style-name="Table1.A1" office:value-type="string">
            <text:p text:style-name="P1">Công dụng </text:p>
          </table:table-cell>
          <table:table-cell table:style-name="Table1.A1" office:value-type="string">
            <text:p text:style-name="P1">NSX </text:p>
          </table:table-cell>
          <table:table-cell table:style-name="Table1.A1" office:value-type="string">
            <text:p text:style-name="P1">Đơn vị tính</text:p>
          </table:table-cell>
          <table:table-cell table:style-name="Table1.A1" office:value-type="string">
            <text:p text:style-name="P1">Số lượng</text:p>
          </table:table-cell>
          <table:table-cell table:style-name="Table1.A1" office:value-type="string">
            <text:p text:style-name="P1">Đơn giá </text:p>
          </table:table-cell>
          <table:table-cell table:style-name="Table1.H1" office:value-type="string">
            <text:p text:style-name="P1">Thành tiền</text:p>
          </table:table-cell>
        </table:table-row>
        <table:table-row>
          <table:table-cell table:style-name="Table1.A2" table:number-columns-spanned="8" office:value-type="string">
            <text:p text:style-name="P15"><text:placeholder text:placeholder-type="text">&lt;for each="sequence,line in enumerate(o.hopdong_kinhte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6"><text:placeholder text:placeholder-type="text">&lt;sequence + 1&gt;</text:placeholder><text:soft-page-break/></text:p>
          </table:table-cell>
          <table:table-cell table:style-name="Table1.B3" office:value-type="string">
            <text:p text:style-name="P16"><text:placeholder text:placeholder-type="text">&lt;line.product_id.name or ''&gt;</text:placeholder><text:soft-page-break/></text:p>
          </table:table-cell>
          <table:table-cell table:style-name="Table1.C3" office:value-type="string">
            <text:p text:style-name="P16"><text:placeholder text:placeholder-type="text">&lt;line.cong_dung or ''&gt;</text:placeholder><text:soft-page-break/></text:p>
          </table:table-cell>
          <table:table-cell table:style-name="Table1.D3" office:value-type="string">
            <text:p text:style-name="P16"><text:placeholder text:placeholder-type="text">&lt;line.ngay_san_xuat or ''&gt;</text:placeholder><text:soft-page-break/></text:p>
          </table:table-cell>
          <table:table-cell table:style-name="Table1.E3" office:value-type="string">
            <text:p text:style-name="P16"><text:placeholder text:placeholder-type="text">&lt;line.product_uom.name or ''&gt;</text:placeholder><text:soft-page-break/></text:p>
          </table:table-cell>
          <table:table-cell table:style-name="Table1.F3" office:value-type="string">
            <text:p text:style-name="P16"><text:placeholder text:placeholder-type="text">&lt;line.product_uom_qty or ''&gt;</text:placeholder><text:soft-page-break/></text:p>
          </table:table-cell>
          <table:table-cell table:style-name="Table1.G3" office:value-type="string">
            <text:p text:style-name="P17"><text:placeholder text:placeholder-type="text">&lt;line.price_unit or ''&gt;</text:placeholder><text:soft-page-break/></text:p>
          </table:table-cell>
          <table:table-cell table:style-name="Table1.H3" office:value-type="string">
            <text:p text:style-name="P17"><text:placeholder text:placeholder-type="text">&lt;line.price_subtotal or ''&gt;</text:placeholder><text:soft-page-break/></text:p>
          </table:table-cell>
        </table:table-row>
        <table:table-row>
          <table:table-cell table:style-name="Table1.A4" table:number-columns-spanned="8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7" office:value-type="string">
            <text:p text:style-name="P1">Cộng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5" office:value-type="string">
            <text:p text:style-name="P14"><text:placeholder text:placeholder-type="text">&lt;o.amount_untaxed&gt;</text:placeholder></text:p>
          </table:table-cell>
        </table:table-row>
        <table:table-row>
          <table:table-cell table:style-name="Table1.A5" table:number-columns-spanned="7" office:value-type="string">
            <text:p text:style-name="P1">Thuế GTGT 5%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6" office:value-type="string">
            <text:p text:style-name="P14"><text:placeholder text:placeholder-type="text">&lt;o.amount_tax&gt;</text:placeholder></text:p>
          </table:table-cell>
        </table:table-row>
        <table:table-row>
          <table:table-cell table:style-name="Table1.A5" table:number-columns-spanned="7" office:value-type="string">
            <text:p text:style-name="P1">Tổng cộng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7" office:value-type="string">
            <text:p text:style-name="P14"><text:placeholder text:placeholder-type="text">&lt;o.amount_total&gt;</text:placeholder></text:p>
          </table:table-cell>
        </table:table-row>
      </table:table>
      <text:p text:style-name="P2"/>
      <text:p text:style-name="P2">Số tiền bằng chữ: <text:span text:style-name="T8"><text:placeholder text:placeholder-type="text">&lt;convert(o.amount_total)&gt;</text:placeholder></text:span></text:p>
      <text:p text:style-name="P24"/>
      <text:p text:style-name="P24">ĐIỀU 2: THANH TOÁN </text:p>
      <text:p text:style-name="P20"><text:placeholder text:placeholder-type="text">&lt;o.dieu2&gt;</text:placeholder></text:p>
      <text:p text:style-name="P24">ĐIỀU 3: GIAO NHẬN VÀ VẬN CHUYỂN </text:p>
      <text:p text:style-name="P20"><text:placeholder text:placeholder-type="text">&lt;o.dieu3&gt;</text:placeholder></text:p>
      <text:p text:style-name="P24">ĐIỀU 4: CHẤT LƯỢNG HÀNG HÓA </text:p>
      <text:p text:style-name="P20"><text:placeholder text:placeholder-type="text">&lt;o.dieu4&gt;</text:placeholder></text:p>
      <text:p text:style-name="P24">ĐIỀU 5: TRÁCH NHIỆM VÀ QUYỀN HẠN CỦA HAI BÊN </text:p>
      <text:p text:style-name="P20"><text:placeholder text:placeholder-type="text">&lt;o.dieu5&gt;</text:placeholder></text:p>
      <text:p text:style-name="P24">ĐIỀU 6: ĐIỀU KHOẢN CHUNG </text:p>
      <text:p text:style-name="P20"><text:placeholder text:placeholder-type="text">&lt;o.dieu6&gt;</text:placeholder></text:p>
      <text:p text:style-name="P20"/>
      <text:p text:style-name="P20"/>
      <text:p text:style-name="P21"><text:tab/><text:span text:style-name="T6">ĐẠI DIỆN BÊN B<text:tab/>ĐẠI DIỆN BÊN A </text:span></text:p>
      <text:p text:style-name="P22"><text:s text:c="3"/><text:tab/>Giám Đốc<text:tab/>Giám Đố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2T14:37:02</meta:creation-date>
    <dc:date>2014-12-25T16:47:12</dc:date>
    <dc:creator>phung11764 </dc:creator>
    <meta:editing-duration>PT17M50S</meta:editing-duration>
    <meta:editing-cycles>28</meta:editing-cycles>
    <meta:generator>LibreOffice/3.5$Linux_X86_64 LibreOffice_project/350m1$Build-2</meta:generator>
    <meta:document-statistic meta:table-count="1" meta:image-count="0" meta:object-count="0" meta:page-count="2" meta:paragraph-count="63" meta:word-count="324" meta:character-count="2006" meta:non-whitespace-character-count="1655"/>
  </office:meta>
</office:document-meta>
</file>